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5pt"/>
    </style:style>
    <style:style style:name="co2" style:family="table-column">
      <style:table-column-properties fo:break-before="auto" style:column-width="458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4pt"/>
    </style:style>
    <style:style style:name="co5" style:family="table-column">
      <style:table-column-properties fo:break-before="auto" style:column-width="102.25pt"/>
    </style:style>
    <style:style style:name="co6" style:family="table-column">
      <style:table-column-properties fo:break-before="auto" style:column-width="167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start" fo:margin-left="0pt"/>
      <style:text-properties fo:color="#eeeee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808080"/>
      <style:text-properties fo:color="#eeeeee"/>
    </style:style>
    <style:style style:name="ce4" style:family="table-cell" style:parent-style-name="Default">
      <style:table-cell-properties fo:background-color="#808080"/>
      <style:text-properties fo:color="#eeeee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ModelI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odelType</text:p>
          </table:table-cell>
          <table:table-cell table:style-name="ce3" office:value-type="string" calcext:value-type="string">
            <text:p>DoorNorth</text:p>
          </table:table-cell>
          <table:table-cell table:style-name="ce3" office:value-type="string" calcext:value-type="string">
            <text:p>DoorEast</text:p>
          </table:table-cell>
          <table:table-cell table:style-name="ce3" office:value-type="string" calcext:value-type="string">
            <text:p>DoorSouth</text:p>
          </table:table-cell>
          <table:table-cell table:style-name="ce3" office:value-type="string" calcext:value-type="string">
            <text:p>DoorWest</text:p>
          </table:table-cell>
          <table:table-cell table:style-name="ce3" office:value-type="string" calcext:value-type="string">
            <text:p>Ceiling</text:p>
          </table:table-cell>
          <table:table-cell table:style-name="ce3" office:value-type="string" calcext:value-type="string">
            <text:p>Floor</text:p>
          </table:table-cell>
          <table:table-cell table:style-name="ce3" table:number-columns-repeated="1010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Broken doo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string" calcext:value-type="string">
            <text:p>Broken doo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2" calcext:value-type="float">
            <text:p>43002</text:p>
          </table:table-cell>
          <table:table-cell office:value-type="string" calcext:value-type="string">
            <text:p>Broken doo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3" calcext:value-type="float">
            <text:p>43003</text:p>
          </table:table-cell>
          <table:table-cell office:value-type="string" calcext:value-type="string">
            <text:p>Arch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4" calcext:value-type="float">
            <text:p>43004</text:p>
          </table:table-cell>
          <table:table-cell office:value-type="string" calcext:value-type="string">
            <text:p>Arch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5" calcext:value-type="float">
            <text:p>43005</text:p>
          </table:table-cell>
          <table:table-cell office:value-type="string" calcext:value-type="string">
            <text:p>Arch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6" calcext:value-type="float">
            <text:p>43006</text:p>
          </table:table-cell>
          <table:table-cell office:value-type="string" calcext:value-type="string">
            <text:p>Arch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7" calcext:value-type="float">
            <text:p>43007</text:p>
          </table:table-cell>
          <table:table-cell office:value-type="string" calcext:value-type="string">
            <text:p>Large arch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Large arch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9" calcext:value-type="float">
            <text:p>43009</text:p>
          </table:table-cell>
          <table:table-cell office:value-type="string" calcext:value-type="string">
            <text:p>Large arch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string" calcext:value-type="string">
            <text:p>Large arch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1" calcext:value-type="float">
            <text:p>43011</text:p>
          </table:table-cell>
          <table:table-cell office:value-type="string" calcext:value-type="string">
            <text:p>Grave 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2" calcext:value-type="float">
            <text:p>43012</text:p>
          </table:table-cell>
          <table:table-cell office:value-type="string" calcext:value-type="string">
            <text:p>Grave 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string" calcext:value-type="string">
            <text:p>Grave 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Grave 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string" calcext:value-type="string">
            <text:p>Grave stone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string" calcext:value-type="string">
            <text:p>Grave stone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7" calcext:value-type="float">
            <text:p>43017</text:p>
          </table:table-cell>
          <table:table-cell office:value-type="string" calcext:value-type="string">
            <text:p>Grave stone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string" calcext:value-type="string">
            <text:p>Grave stone 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9" calcext:value-type="float">
            <text:p>43019</text:p>
          </table:table-cell>
          <table:table-cell office:value-type="string" calcext:value-type="string">
            <text:p>Grave stone 9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string" calcext:value-type="string">
            <text:p>Grave stone 10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string" calcext:value-type="string">
            <text:p>Grave stone 1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2" calcext:value-type="float">
            <text:p>43022</text:p>
          </table:table-cell>
          <table:table-cell office:value-type="string" calcext:value-type="string">
            <text:p>Grave stone 1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string" calcext:value-type="string">
            <text:p>Grave stone 1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string" calcext:value-type="string">
            <text:p>Grave stone 1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string" calcext:value-type="string">
            <text:p>Grave stone 1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string" calcext:value-type="string">
            <text:p>Grave stone 1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7" calcext:value-type="float">
            <text:p>43027</text:p>
          </table:table-cell>
          <table:table-cell office:value-type="string" calcext:value-type="string">
            <text:p>Alt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string" calcext:value-type="string">
            <text:p>Alt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string" calcext:value-type="string">
            <text:p>Alt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string" calcext:value-type="string">
            <text:p>Alt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string" calcext:value-type="string">
            <text:p>Sunken alt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Sunken alt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string" calcext:value-type="string">
            <text:p>Sunken alt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4" calcext:value-type="float">
            <text:p>43034</text:p>
          </table:table-cell>
          <table:table-cell office:value-type="string" calcext:value-type="string">
            <text:p>Sunken alt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5" calcext:value-type="float">
            <text:p>43035</text:p>
          </table:table-cell>
          <table:table-cell office:value-type="string" calcext:value-type="string">
            <text:p>Sla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6" calcext:value-type="float">
            <text:p>43036</text:p>
          </table:table-cell>
          <table:table-cell office:value-type="string" calcext:value-type="string">
            <text:p>Sla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7" calcext:value-type="float">
            <text:p>43037</text:p>
          </table:table-cell>
          <table:table-cell office:value-type="string" calcext:value-type="string">
            <text:p>Sla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8" calcext:value-type="float">
            <text:p>43038</text:p>
          </table:table-cell>
          <table:table-cell office:value-type="string" calcext:value-type="string">
            <text:p>Sla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9" calcext:value-type="float">
            <text:p>43039</text:p>
          </table:table-cell>
          <table:table-cell office:value-type="string" calcext:value-type="string">
            <text:p>Sunken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0" calcext:value-type="float">
            <text:p>43040</text:p>
          </table:table-cell>
          <table:table-cell office:value-type="string" calcext:value-type="string">
            <text:p>Sunken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1" calcext:value-type="float">
            <text:p>43041</text:p>
          </table:table-cell>
          <table:table-cell office:value-type="string" calcext:value-type="string">
            <text:p>Sunken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string" calcext:value-type="string">
            <text:p>Sunken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Sunken gravestone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4" calcext:value-type="float">
            <text:p>43044</text:p>
          </table:table-cell>
          <table:table-cell office:value-type="string" calcext:value-type="string">
            <text:p>Sunken gravestone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5" calcext:value-type="float">
            <text:p>43045</text:p>
          </table:table-cell>
          <table:table-cell office:value-type="string" calcext:value-type="string">
            <text:p>Sunken gravestone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6" calcext:value-type="float">
            <text:p>43046</text:p>
          </table:table-cell>
          <table:table-cell office:value-type="string" calcext:value-type="string">
            <text:p>Sunken gravestone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string" calcext:value-type="string">
            <text:p>Chipp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8" calcext:value-type="float">
            <text:p>43048</text:p>
          </table:table-cell>
          <table:table-cell office:value-type="string" calcext:value-type="string">
            <text:p>Chipp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string" calcext:value-type="string">
            <text:p>Chipp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0" calcext:value-type="float">
            <text:p>43050</text:p>
          </table:table-cell>
          <table:table-cell office:value-type="string" calcext:value-type="string">
            <text:p>Chipp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string" calcext:value-type="string">
            <text:p>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2" calcext:value-type="float">
            <text:p>43052</text:p>
          </table:table-cell>
          <table:table-cell office:value-type="string" calcext:value-type="string">
            <text:p>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3" calcext:value-type="float">
            <text:p>43053</text:p>
          </table:table-cell>
          <table:table-cell office:value-type="string" calcext:value-type="string">
            <text:p>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string" calcext:value-type="string">
            <text:p>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Graveyard pill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6" calcext:value-type="float">
            <text:p>43056</text:p>
          </table:table-cell>
          <table:table-cell office:value-type="string" calcext:value-type="string">
            <text:p>Graveyard pill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7" calcext:value-type="float">
            <text:p>43057</text:p>
          </table:table-cell>
          <table:table-cell office:value-type="string" calcext:value-type="string">
            <text:p>Graveyard pill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8" calcext:value-type="float">
            <text:p>43058</text:p>
          </table:table-cell>
          <table:table-cell office:value-type="string" calcext:value-type="string">
            <text:p>Graveyard pill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9" calcext:value-type="float">
            <text:p>43059</text:p>
          </table:table-cell>
          <table:table-cell office:value-type="string" calcext:value-type="string">
            <text:p>Graveyard pillar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0" calcext:value-type="float">
            <text:p>43060</text:p>
          </table:table-cell>
          <table:table-cell office:value-type="string" calcext:value-type="string">
            <text:p>Graveyard pillar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1" calcext:value-type="float">
            <text:p>43061</text:p>
          </table:table-cell>
          <table:table-cell office:value-type="string" calcext:value-type="string">
            <text:p>Graveyard pillar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2" calcext:value-type="float">
            <text:p>43062</text:p>
          </table:table-cell>
          <table:table-cell office:value-type="string" calcext:value-type="string">
            <text:p>Graveyard pillar 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3" calcext:value-type="float">
            <text:p>43063</text:p>
          </table:table-cell>
          <table:table-cell office:value-type="string" calcext:value-type="string">
            <text:p>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4" calcext:value-type="float">
            <text:p>43064</text:p>
          </table:table-cell>
          <table:table-cell office:value-type="string" calcext:value-type="string">
            <text:p>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5" calcext:value-type="float">
            <text:p>43065</text:p>
          </table:table-cell>
          <table:table-cell office:value-type="string" calcext:value-type="string">
            <text:p>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6" calcext:value-type="float">
            <text:p>43066</text:p>
          </table:table-cell>
          <table:table-cell office:value-type="string" calcext:value-type="string">
            <text:p>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string" calcext:value-type="string">
            <text:p>Sunken 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8" calcext:value-type="float">
            <text:p>43068</text:p>
          </table:table-cell>
          <table:table-cell office:value-type="string" calcext:value-type="string">
            <text:p>Sunken 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9" calcext:value-type="float">
            <text:p>43069</text:p>
          </table:table-cell>
          <table:table-cell office:value-type="string" calcext:value-type="string">
            <text:p>Sunken 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string" calcext:value-type="string">
            <text:p>Sunken 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1" calcext:value-type="float">
            <text:p>43071</text:p>
          </table:table-cell>
          <table:table-cell office:value-type="string" calcext:value-type="string">
            <text:p>Small obelis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2" calcext:value-type="float">
            <text:p>43072</text:p>
          </table:table-cell>
          <table:table-cell office:value-type="string" calcext:value-type="string">
            <text:p>Small obelisk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3" calcext:value-type="float">
            <text:p>43073</text:p>
          </table:table-cell>
          <table:table-cell office:value-type="string" calcext:value-type="string">
            <text:p>Small obelisk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4" calcext:value-type="float">
            <text:p>43074</text:p>
          </table:table-cell>
          <table:table-cell office:value-type="string" calcext:value-type="string">
            <text:p>Small obelisk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5" calcext:value-type="float">
            <text:p>43075</text:p>
          </table:table-cell>
          <table:table-cell office:value-type="string" calcext:value-type="string">
            <text:p>Grave / tom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string" calcext:value-type="string">
            <text:p>Grave / tom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7" calcext:value-type="float">
            <text:p>43077</text:p>
          </table:table-cell>
          <table:table-cell office:value-type="string" calcext:value-type="string">
            <text:p>Grave / tom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8" calcext:value-type="float">
            <text:p>43078</text:p>
          </table:table-cell>
          <table:table-cell office:value-type="string" calcext:value-type="string">
            <text:p>Grave / tom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9" calcext:value-type="float">
            <text:p>43079</text:p>
          </table:table-cell>
          <table:table-cell office:value-type="string" calcext:value-type="string">
            <text:p>Big grave / tom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0" calcext:value-type="float">
            <text:p>43080</text:p>
          </table:table-cell>
          <table:table-cell office:value-type="string" calcext:value-type="string">
            <text:p>Big grave / tom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1" calcext:value-type="float">
            <text:p>43081</text:p>
          </table:table-cell>
          <table:table-cell office:value-type="string" calcext:value-type="string">
            <text:p>Big grave / tom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2" calcext:value-type="float">
            <text:p>43082</text:p>
          </table:table-cell>
          <table:table-cell office:value-type="string" calcext:value-type="string">
            <text:p>Big grave / tom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3" calcext:value-type="float">
            <text:p>43083</text:p>
          </table:table-cell>
          <table:table-cell office:value-type="string" calcext:value-type="string">
            <text:p>Ankh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4" calcext:value-type="float">
            <text:p>43084</text:p>
          </table:table-cell>
          <table:table-cell office:value-type="string" calcext:value-type="string">
            <text:p>Ankh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5" calcext:value-type="float">
            <text:p>43085</text:p>
          </table:table-cell>
          <table:table-cell office:value-type="string" calcext:value-type="string">
            <text:p>Ankh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6" calcext:value-type="float">
            <text:p>43086</text:p>
          </table:table-cell>
          <table:table-cell office:value-type="string" calcext:value-type="string">
            <text:p>Ankh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string" calcext:value-type="string">
            <text:p>Fallen gravestone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1" calcext:value-type="float">
            <text:p>43101</text:p>
          </table:table-cell>
          <table:table-cell office:value-type="string" calcext:value-type="string">
            <text:p>Spik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2" calcext:value-type="float">
            <text:p>43102</text:p>
          </table:table-cell>
          <table:table-cell office:value-type="string" calcext:value-type="string">
            <text:p>Spik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3" calcext:value-type="float">
            <text:p>43103</text:p>
          </table:table-cell>
          <table:table-cell office:value-type="string" calcext:value-type="string">
            <text:p>Spik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Spik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5" calcext:value-type="float">
            <text:p>43105</text:p>
          </table:table-cell>
          <table:table-cell office:value-type="string" calcext:value-type="string">
            <text:p>Obelis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6" calcext:value-type="float">
            <text:p>43106</text:p>
          </table:table-cell>
          <table:table-cell office:value-type="string" calcext:value-type="string">
            <text:p>Obelisk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7" calcext:value-type="float">
            <text:p>43107</text:p>
          </table:table-cell>
          <table:table-cell office:value-type="string" calcext:value-type="string">
            <text:p>Obelisk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8" calcext:value-type="float">
            <text:p>43108</text:p>
          </table:table-cell>
          <table:table-cell office:value-type="string" calcext:value-type="string">
            <text:p>Obelisk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9" calcext:value-type="float">
            <text:p>43109</text:p>
          </table:table-cell>
          <table:table-cell office:value-type="string" calcext:value-type="string">
            <text:p>Pavillion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string" calcext:value-type="string">
            <text:p>Pavillion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1" calcext:value-type="float">
            <text:p>43111</text:p>
          </table:table-cell>
          <table:table-cell office:value-type="string" calcext:value-type="string">
            <text:p>Pavillion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string" calcext:value-type="string">
            <text:p>Pavillion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Mural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4" calcext:value-type="float">
            <text:p>43114</text:p>
          </table:table-cell>
          <table:table-cell office:value-type="string" calcext:value-type="string">
            <text:p>Mural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5" calcext:value-type="float">
            <text:p>43115</text:p>
          </table:table-cell>
          <table:table-cell office:value-type="string" calcext:value-type="string">
            <text:p>Mural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Mural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7" calcext:value-type="float">
            <text:p>43117</text:p>
          </table:table-cell>
          <table:table-cell office:value-type="string" calcext:value-type="string">
            <text:p>Slant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8" calcext:value-type="float">
            <text:p>43118</text:p>
          </table:table-cell>
          <table:table-cell office:value-type="string" calcext:value-type="string">
            <text:p>Slant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string" calcext:value-type="string">
            <text:p>Slant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0" calcext:value-type="float">
            <text:p>43120</text:p>
          </table:table-cell>
          <table:table-cell office:value-type="string" calcext:value-type="string">
            <text:p>Slant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string" calcext:value-type="string">
            <text:p>Ankh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2" calcext:value-type="float">
            <text:p>43122</text:p>
          </table:table-cell>
          <table:table-cell office:value-type="string" calcext:value-type="string">
            <text:p>Ankh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string" calcext:value-type="string">
            <text:p>Ankh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Ankh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Pillar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string" calcext:value-type="string">
            <text:p>Pillar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7" calcext:value-type="float">
            <text:p>43127</text:p>
          </table:table-cell>
          <table:table-cell office:value-type="string" calcext:value-type="string">
            <text:p>Pillar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8" calcext:value-type="float">
            <text:p>43128</text:p>
          </table:table-cell>
          <table:table-cell office:value-type="string" calcext:value-type="string">
            <text:p>Pillar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string" calcext:value-type="string">
            <text:p>Broken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0" calcext:value-type="float">
            <text:p>43130</text:p>
          </table:table-cell>
          <table:table-cell office:value-type="string" calcext:value-type="string">
            <text:p>Broken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string" calcext:value-type="string">
            <text:p>Broken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2" calcext:value-type="float">
            <text:p>43132</text:p>
          </table:table-cell>
          <table:table-cell office:value-type="string" calcext:value-type="string">
            <text:p>Broken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string" calcext:value-type="string">
            <text:p>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string" calcext:value-type="string">
            <text:p>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string" calcext:value-type="string">
            <text:p>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7" calcext:value-type="float">
            <text:p>43137</text:p>
          </table:table-cell>
          <table:table-cell office:value-type="string" calcext:value-type="string">
            <text:p>Mausoleum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8" calcext:value-type="float">
            <text:p>43138</text:p>
          </table:table-cell>
          <table:table-cell office:value-type="string" calcext:value-type="string">
            <text:p>Mausoleum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9" calcext:value-type="float">
            <text:p>43139</text:p>
          </table:table-cell>
          <table:table-cell office:value-type="string" calcext:value-type="string">
            <text:p>Mausoleum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0" calcext:value-type="float">
            <text:p>43140</text:p>
          </table:table-cell>
          <table:table-cell office:value-type="string" calcext:value-type="string">
            <text:p>Mausoleum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Mausoleum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string" calcext:value-type="string">
            <text:p>Spiky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3" calcext:value-type="float">
            <text:p>43143</text:p>
          </table:table-cell>
          <table:table-cell office:value-type="string" calcext:value-type="string">
            <text:p>Spiky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Spiky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Spiky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2" calcext:value-type="float">
            <text:p>440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3" calcext:value-type="float">
            <text:p>440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05" calcext:value-type="float">
            <text:p>44005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06" calcext:value-type="float">
            <text:p>44006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7" calcext:value-type="float">
            <text:p>44007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8" calcext:value-type="float">
            <text:p>44008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9" calcext:value-type="float">
            <text:p>440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011" calcext:value-type="float">
            <text:p>4401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12" calcext:value-type="float">
            <text:p>44012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3" calcext:value-type="float">
            <text:p>44013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14" calcext:value-type="float">
            <text:p>44014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5" calcext:value-type="float">
            <text:p>44015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7" calcext:value-type="float">
            <text:p>440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8" calcext:value-type="float">
            <text:p>44018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9" calcext:value-type="float">
            <text:p>440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0" calcext:value-type="float">
            <text:p>440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021" calcext:value-type="float">
            <text:p>440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2" calcext:value-type="float">
            <text:p>440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3" calcext:value-type="float">
            <text:p>440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4" calcext:value-type="float">
            <text:p>440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5" calcext:value-type="float">
            <text:p>440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2" calcext:value-type="float">
            <text:p>441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3" calcext:value-type="float">
            <text:p>441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05" calcext:value-type="float">
            <text:p>441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06" calcext:value-type="float">
            <text:p>441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7" calcext:value-type="float">
            <text:p>441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8" calcext:value-type="float">
            <text:p>441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9" calcext:value-type="float">
            <text:p>441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11" calcext:value-type="float">
            <text:p>441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3" calcext:value-type="float">
            <text:p>441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5" calcext:value-type="float">
            <text:p>441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6" calcext:value-type="float">
            <text:p>441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7" calcext:value-type="float">
            <text:p>441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8" calcext:value-type="float">
            <text:p>441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9" calcext:value-type="float">
            <text:p>441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0" calcext:value-type="float">
            <text:p>441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21" calcext:value-type="float">
            <text:p>441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23" calcext:value-type="float">
            <text:p>441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4" calcext:value-type="float">
            <text:p>441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1" calcext:value-type="float">
            <text:p>442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2" calcext:value-type="float">
            <text:p>442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4" calcext:value-type="float">
            <text:p>442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05" calcext:value-type="float">
            <text:p>442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06" calcext:value-type="float">
            <text:p>442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7" calcext:value-type="float">
            <text:p>442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8" calcext:value-type="float">
            <text:p>442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9" calcext:value-type="float">
            <text:p>442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11" calcext:value-type="float">
            <text:p>442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12" calcext:value-type="float">
            <text:p>442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14" calcext:value-type="float">
            <text:p>442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6" calcext:value-type="float">
            <text:p>442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7" calcext:value-type="float">
            <text:p>442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8" calcext:value-type="float">
            <text:p>442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22" calcext:value-type="float">
            <text:p>442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23" calcext:value-type="float">
            <text:p>442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4" calcext:value-type="float">
            <text:p>442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1" calcext:value-type="float">
            <text:p>443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2" calcext:value-type="float">
            <text:p>443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3" calcext:value-type="float">
            <text:p>443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05" calcext:value-type="float">
            <text:p>443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06" calcext:value-type="float">
            <text:p>443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7" calcext:value-type="float">
            <text:p>443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8" calcext:value-type="float">
            <text:p>443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9" calcext:value-type="float">
            <text:p>443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12" calcext:value-type="float">
            <text:p>443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14" calcext:value-type="float">
            <text:p>443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5" calcext:value-type="float">
            <text:p>443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6" calcext:value-type="float">
            <text:p>443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7" calcext:value-type="float">
            <text:p>443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8" calcext:value-type="float">
            <text:p>443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22" calcext:value-type="float">
            <text:p>443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23" calcext:value-type="float">
            <text:p>443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26" calcext:value-type="float">
            <text:p>443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2" calcext:value-type="float">
            <text:p>444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3" calcext:value-type="float">
            <text:p>444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4" calcext:value-type="float">
            <text:p>444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06" calcext:value-type="float">
            <text:p>444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8" calcext:value-type="float">
            <text:p>444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9" calcext:value-type="float">
            <text:p>444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12" calcext:value-type="float">
            <text:p>444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7" calcext:value-type="float">
            <text:p>444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8" calcext:value-type="float">
            <text:p>444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9" calcext:value-type="float">
            <text:p>444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23" calcext:value-type="float">
            <text:p>444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5" calcext:value-type="float">
            <text:p>444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26" calcext:value-type="float">
            <text:p>444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1" calcext:value-type="float">
            <text:p>445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2" calcext:value-type="float">
            <text:p>445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3" calcext:value-type="float">
            <text:p>445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4" calcext:value-type="float">
            <text:p>445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05" calcext:value-type="float">
            <text:p>445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06" calcext:value-type="float">
            <text:p>445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7" calcext:value-type="float">
            <text:p>445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8" calcext:value-type="float">
            <text:p>445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9" calcext:value-type="float">
            <text:p>445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12" calcext:value-type="float">
            <text:p>445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3" calcext:value-type="float">
            <text:p>445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5" calcext:value-type="float">
            <text:p>445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7" calcext:value-type="float">
            <text:p>445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8" calcext:value-type="float">
            <text:p>445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9" calcext:value-type="float">
            <text:p>445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4" calcext:value-type="float">
            <text:p>445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5" calcext:value-type="float">
            <text:p>445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26" calcext:value-type="float">
            <text:p>445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1" calcext:value-type="float">
            <text:p>446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2" calcext:value-type="float">
            <text:p>446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3" calcext:value-type="float">
            <text:p>446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4" calcext:value-type="float">
            <text:p>446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05" calcext:value-type="float">
            <text:p>446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06" calcext:value-type="float">
            <text:p>446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7" calcext:value-type="float">
            <text:p>446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8" calcext:value-type="float">
            <text:p>446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9" calcext:value-type="float">
            <text:p>446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12" calcext:value-type="float">
            <text:p>446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6" calcext:value-type="float">
            <text:p>446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8" calcext:value-type="float">
            <text:p>446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0" calcext:value-type="float">
            <text:p>446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4" calcext:value-type="float">
            <text:p>446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26" calcext:value-type="float">
            <text:p>446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2" calcext:value-type="float">
            <text:p>447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3" calcext:value-type="float">
            <text:p>447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4" calcext:value-type="float">
            <text:p>447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05" calcext:value-type="float">
            <text:p>447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06" calcext:value-type="float">
            <text:p>447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7" calcext:value-type="float">
            <text:p>447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11" calcext:value-type="float">
            <text:p>447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12" calcext:value-type="float">
            <text:p>447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3" calcext:value-type="float">
            <text:p>447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14" calcext:value-type="float">
            <text:p>447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5" calcext:value-type="float">
            <text:p>447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6" calcext:value-type="float">
            <text:p>447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7" calcext:value-type="float">
            <text:p>447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8" calcext:value-type="float">
            <text:p>447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9" calcext:value-type="float">
            <text:p>447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21" calcext:value-type="float">
            <text:p>447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22" calcext:value-type="float">
            <text:p>447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23" calcext:value-type="float">
            <text:p>447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4" calcext:value-type="float">
            <text:p>447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5" calcext:value-type="float">
            <text:p>447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26" calcext:value-type="float">
            <text:p>447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1" calcext:value-type="float">
            <text:p>448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3" calcext:value-type="float">
            <text:p>448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4" calcext:value-type="float">
            <text:p>448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05" calcext:value-type="float">
            <text:p>448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06" calcext:value-type="float">
            <text:p>448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7" calcext:value-type="float">
            <text:p>448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8" calcext:value-type="float">
            <text:p>448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9" calcext:value-type="float">
            <text:p>448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12" calcext:value-type="float">
            <text:p>448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3" calcext:value-type="float">
            <text:p>448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14" calcext:value-type="float">
            <text:p>448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5" calcext:value-type="float">
            <text:p>448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6" calcext:value-type="float">
            <text:p>448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7" calcext:value-type="float">
            <text:p>448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8" calcext:value-type="float">
            <text:p>448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9" calcext:value-type="float">
            <text:p>448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21" calcext:value-type="float">
            <text:p>448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22" calcext:value-type="float">
            <text:p>448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23" calcext:value-type="float">
            <text:p>448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4" calcext:value-type="float">
            <text:p>448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5" calcext:value-type="float">
            <text:p>448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26" calcext:value-type="float">
            <text:p>448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string" calcext:value-type="string">
            <text:p>Chai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string" calcext:value-type="string">
            <text:p>Chai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2" calcext:value-type="float">
            <text:p>51102</text:p>
          </table:table-cell>
          <table:table-cell office:value-type="string" calcext:value-type="string">
            <text:p>Chair 3 - fallen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Table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4" calcext:value-type="float">
            <text:p>51104</text:p>
          </table:table-cell>
          <table:table-cell office:value-type="string" calcext:value-type="string">
            <text:p>Table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5" calcext:value-type="float">
            <text:p>51105</text:p>
          </table:table-cell>
          <table:table-cell office:value-type="string" calcext:value-type="string">
            <text:p>Table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6" calcext:value-type="float">
            <text:p>51106</text:p>
          </table:table-cell>
          <table:table-cell office:value-type="string" calcext:value-type="string">
            <text:p>Bed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7" calcext:value-type="float">
            <text:p>51107</text:p>
          </table:table-cell>
          <table:table-cell office:value-type="string" calcext:value-type="string">
            <text:p>Bed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8" calcext:value-type="float">
            <text:p>51108</text:p>
          </table:table-cell>
          <table:table-cell office:value-type="string" calcext:value-type="string">
            <text:p>Bench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9" calcext:value-type="float">
            <text:p>51109</text:p>
          </table:table-cell>
          <table:table-cell office:value-type="string" calcext:value-type="string">
            <text:p>Bench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Alt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Alta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Corner alt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Triangular pill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Triangular pilla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Painting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Painting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7" calcext:value-type="float">
            <text:p>51117</text:p>
          </table:table-cell>
          <table:table-cell office:value-type="string" calcext:value-type="string">
            <text:p>Painting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8" calcext:value-type="float">
            <text:p>51118</text:p>
          </table:table-cell>
          <table:table-cell office:value-type="string" calcext:value-type="string">
            <text:p>Painting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9" calcext:value-type="float">
            <text:p>51119</text:p>
          </table:table-cell>
          <table:table-cell office:value-type="string" calcext:value-type="string">
            <text:p>Painting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0" calcext:value-type="float">
            <text:p>51120</text:p>
          </table:table-cell>
          <table:table-cell office:value-type="string" calcext:value-type="string">
            <text:p>Painting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Banner corner south-east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2" calcext:value-type="float">
            <text:p>51122</text:p>
          </table:table-cell>
          <table:table-cell office:value-type="string" calcext:value-type="string">
            <text:p>Banner corner south-ea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string" calcext:value-type="string">
            <text:p>Banner corner north-west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4" calcext:value-type="float">
            <text:p>51124</text:p>
          </table:table-cell>
          <table:table-cell office:value-type="string" calcext:value-type="string">
            <text:p>Banner corner north-we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Banner corner south-east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6" calcext:value-type="float">
            <text:p>51126</text:p>
          </table:table-cell>
          <table:table-cell office:value-type="string" calcext:value-type="string">
            <text:p>Banner corner north-we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7" calcext:value-type="float">
            <text:p>51127</text:p>
          </table:table-cell>
          <table:table-cell office:value-type="string" calcext:value-type="string">
            <text:p>Block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8" calcext:value-type="float">
            <text:p>51128</text:p>
          </table:table-cell>
          <table:table-cell office:value-type="string" calcext:value-type="string">
            <text:p>Cabinet skull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9" calcext:value-type="float">
            <text:p>51129</text:p>
          </table:table-cell>
          <table:table-cell office:value-type="string" calcext:value-type="string">
            <text:p>Cabinet sacks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Stone platform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string" calcext:value-type="string">
            <text:p>Trapdoo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Large spiral staircase 1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1" calcext:value-type="float">
            <text:p>56001</text:p>
          </table:table-cell>
          <table:table-cell office:value-type="string" calcext:value-type="string">
            <text:p>Large spiral staircase 2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2" calcext:value-type="float">
            <text:p>56002</text:p>
          </table:table-cell>
          <table:table-cell office:value-type="string" calcext:value-type="string">
            <text:p>Diagonal step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3" calcext:value-type="float">
            <text:p>56003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4" calcext:value-type="float">
            <text:p>56004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5" calcext:value-type="float">
            <text:p>56005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6" calcext:value-type="float">
            <text:p>56006</text:p>
          </table:table-cell>
          <table:table-cell office:value-type="string" calcext:value-type="string">
            <text:p>Staircase room (no floor) 2x2 - wide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office:value-type="float" office:value="56007" calcext:value-type="float">
            <text:p>56007</text:p>
          </table:table-cell>
          <table:table-cell office:value-type="string" calcext:value-type="string">
            <text:p>Staircase room (no floor) 2x2 - doorway north - wide doorway east</text:p>
          </table:table-cell>
          <table:table-cell office:value-type="string" calcext:value-type="string">
            <text:p>DungeonStai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office:value-type="float" office:value="56008" calcext:value-type="float">
            <text:p>56008</text:p>
          </table:table-cell>
          <table:table-cell office:value-type="string" calcext:value-type="string">
            <text:p>Staircase room (no floor) 2x2 -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6009" calcext:value-type="float">
            <text:p>56009</text:p>
          </table:table-cell>
          <table:table-cell office:value-type="string" calcext:value-type="string">
            <text:p>Staircase walls (no floor) 2x2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10" calcext:value-type="float">
            <text:p>56010</text:p>
          </table:table-cell>
          <table:table-cell office:value-type="string" calcext:value-type="string">
            <text:p>Staircase top -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Floor square hol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1" calcext:value-type="float">
            <text:p>58001</text:p>
          </table:table-cell>
          <table:table-cell office:value-type="string" calcext:value-type="string">
            <text:p>Floor + ceiling rectangular hole 1x0.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2" calcext:value-type="float">
            <text:p>58002</text:p>
          </table:table-cell>
          <table:table-cell office:value-type="string" calcext:value-type="string">
            <text:p>Dirt floor plane 1x1 or 0.5x0.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3" calcext:value-type="float">
            <text:p>58003</text:p>
          </table:table-cell>
          <table:table-cell office:value-type="string" calcext:value-type="string">
            <text:p>Ceiling hol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4" calcext:value-type="float">
            <text:p>58004</text:p>
          </table:table-cell>
          <table:table-cell office:value-type="string" calcext:value-type="string">
            <text:p>Chute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5" calcext:value-type="float">
            <text:p>58005</text:p>
          </table:table-cell>
          <table:table-cell office:value-type="string" calcext:value-type="string">
            <text:p>Wall - doorway north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8006" calcext:value-type="float">
            <text:p>58006</text:p>
          </table:table-cell>
          <table:table-cell office:value-type="string" calcext:value-type="string">
            <text:p>Room 8x5 - doorway south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8007" calcext:value-type="float">
            <text:p>58007</text:p>
          </table:table-cell>
          <table:table-cell office:value-type="string" calcext:value-type="string">
            <text:p>Room 4x4 - 2 doorways in each direction</text:p>
          </table:table-cell>
          <table:table-cell office:value-type="string" calcext:value-type="string">
            <text:p>Roo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008" calcext:value-type="float">
            <text:p>58008</text:p>
          </table:table-cell>
          <table:table-cell office:value-type="string" calcext:value-type="string">
            <text:p>Stairs south-north 1x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9" calcext:value-type="float">
            <text:p>58009</text:p>
          </table:table-cell>
          <table:table-cell office:value-type="string" calcext:value-type="string">
            <text:p>Room 3 stories corner north-east 3 passageways</text:p>
          </table:table-cell>
          <table:table-cell office:value-type="string" calcext:value-type="string">
            <text:p>Room</text:p>
          </table:table-cell>
          <table:table-cell table:number-columns-repeated="1016"/>
        </table:table-row>
        <table:table-row table:style-name="ro1">
          <table:table-cell office:value-type="float" office:value="58010" calcext:value-type="float">
            <text:p>58010</text:p>
          </table:table-cell>
          <table:table-cell office:value-type="string" calcext:value-type="string">
            <text:p>Room 2 stories - overhang - 2 doors north - 2 doors east - ceiling hole</text:p>
          </table:table-cell>
          <table:table-cell office:value-type="string" calcext:value-type="string">
            <text:p>Roo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1" calcext:value-type="float">
            <text:p>58011</text:p>
          </table:table-cell>
          <table:table-cell office:value-type="string" calcext:value-type="string">
            <text:p>Room 2 stories - ramp - overhang - 2 doors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012" calcext:value-type="float">
            <text:p>58012</text:p>
          </table:table-cell>
          <table:table-cell office:value-type="string" calcext:value-type="string">
            <text:p>Chut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13" calcext:value-type="float">
            <text:p>58013</text:p>
          </table:table-cell>
          <table:table-cell office:value-type="string" calcext:value-type="string">
            <text:p>Pitroom corner south-east - ceiling hole - 1 doorway east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4" calcext:value-type="float">
            <text:p>58014</text:p>
          </table:table-cell>
          <table:table-cell office:value-type="string" calcext:value-type="string">
            <text:p>Pitroom corner south-west - ceiling hole - 1 doorway west - 1 doorway south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5" calcext:value-type="float">
            <text:p>58015</text:p>
          </table:table-cell>
          <table:table-cell office:value-type="string" calcext:value-type="string">
            <text:p>Pitroom corner north-west - ceiling hole - 1 doorway north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6" calcext:value-type="float">
            <text:p>58016</text:p>
          </table:table-cell>
          <table:table-cell office:value-type="string" calcext:value-type="string">
            <text:p>Pitroom corner north-east - ceiling hole</text:p>
          </table:table-cell>
          <table:table-cell office:value-type="string" calcext:value-type="string">
            <text:p>Roo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7" calcext:value-type="float">
            <text:p>58017</text:p>
          </table:table-cell>
          <table:table-cell office:value-type="string" calcext:value-type="string">
            <text:p>Pitroom floor - 4 holes</text:p>
          </table:table-cell>
          <table:table-cell office:value-type="string" calcext:value-type="string">
            <text:p>Roo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018" calcext:value-type="float">
            <text:p>58018</text:p>
          </table:table-cell>
          <table:table-cell office:value-type="string" calcext:value-type="string">
            <text:p>Room half 2x5 - 1 doorway south</text:p>
          </table:table-cell>
          <table:table-cell office:value-type="string" calcext:value-type="string">
            <text:p>Room</text:p>
          </table:table-cell>
          <table:table-cell table:number-columns-repeated="1016"/>
        </table:table-row>
        <table:table-row table:style-name="ro1">
          <table:table-cell office:value-type="float" office:value="58019" calcext:value-type="float">
            <text:p>58019</text:p>
          </table:table-cell>
          <table:table-cell office:value-type="string" calcext:value-type="string">
            <text:p>Ceiling 5x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0" calcext:value-type="float">
            <text:p>58020</text:p>
          </table:table-cell>
          <table:table-cell office:value-type="string" calcext:value-type="string">
            <text:p>Room corner south-east - wall gap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1" calcext:value-type="float">
            <text:p>58021</text:p>
          </table:table-cell>
          <table:table-cell office:value-type="string" calcext:value-type="string">
            <text:p>Room corner south-west - overhang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2" calcext:value-type="float">
            <text:p>58022</text:p>
          </table:table-cell>
          <table:table-cell office:value-type="string" calcext:value-type="string">
            <text:p>Room corner north-west - overhang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3" calcext:value-type="float">
            <text:p>58023</text:p>
          </table:table-cell>
          <table:table-cell office:value-type="string" calcext:value-type="string">
            <text:p>Room corner north-east - wall gap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4" calcext:value-type="float">
            <text:p>58024</text:p>
          </table:table-cell>
          <table:table-cell office:value-type="string" calcext:value-type="string">
            <text:p>Wall-ceiling corner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5" calcext:value-type="float">
            <text:p>58025</text:p>
          </table:table-cell>
          <table:table-cell office:value-type="string" calcext:value-type="string">
            <text:p>Wall-ceiling corner south-east - ceiling hole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6" calcext:value-type="float">
            <text:p>58026</text:p>
          </table:table-cell>
          <table:table-cell office:value-type="string" calcext:value-type="string">
            <text:p>Wall-ceiling corner south-east - ceiling hole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7" calcext:value-type="float">
            <text:p>58027</text:p>
          </table:table-cell>
          <table:table-cell office:value-type="string" calcext:value-type="string">
            <text:p>Wall-ceiling passage south-east - hole in east wall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8" calcext:value-type="float">
            <text:p>58028</text:p>
          </table:table-cell>
          <table:table-cell office:value-type="string" calcext:value-type="string">
            <text:p>Wall-floor corner south-east - platform - floor hole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9" calcext:value-type="float">
            <text:p>58029</text:p>
          </table:table-cell>
          <table:table-cell office:value-type="string" calcext:value-type="string">
            <text:p>Wall-floor corner south-east - 1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0" calcext:value-type="float">
            <text:p>58030</text:p>
          </table:table-cell>
          <table:table-cell office:value-type="string" calcext:value-type="string">
            <text:p>Wall-floor corner south-east - platform - floor hol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1" calcext:value-type="float">
            <text:p>58031</text:p>
          </table:table-cell>
          <table:table-cell office:value-type="string" calcext:value-type="string">
            <text:p>Wall-floor passage south-ea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2" calcext:value-type="float">
            <text:p>58032</text:p>
          </table:table-cell>
          <table:table-cell office:value-type="string" calcext:value-type="string">
            <text:p>Platform spikes - holes in floor and side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3" calcext:value-type="float">
            <text:p>58033</text:p>
          </table:table-cell>
          <table:table-cell office:value-type="string" calcext:value-type="string">
            <text:p>Cube platform 2x2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4" calcext:value-type="float">
            <text:p>58034</text:p>
          </table:table-cell>
          <table:table-cell office:value-type="string" calcext:value-type="string">
            <text:p>Staircase exterior wall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5" calcext:value-type="float">
            <text:p>58035</text:p>
          </table:table-cell>
          <table:table-cell office:value-type="string" calcext:value-type="string">
            <text:p>Staircase wall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6" calcext:value-type="float">
            <text:p>58036</text:p>
          </table:table-cell>
          <table:table-cell office:value-type="string" calcext:value-type="string">
            <text:p>Staircase wall 2x2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7" calcext:value-type="float">
            <text:p>58037</text:p>
          </table:table-cell>
          <table:table-cell office:value-type="string" calcext:value-type="string">
            <text:p>Room 5x5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8" calcext:value-type="float">
            <text:p>58038</text:p>
          </table:table-cell>
          <table:table-cell office:value-type="string" calcext:value-type="string">
            <text:p>Room 3x3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9" calcext:value-type="float">
            <text:p>58039</text:p>
          </table:table-cell>
          <table:table-cell office:value-type="string" calcext:value-type="string">
            <text:p>Room 4x5 - 2 doorways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0" calcext:value-type="float">
            <text:p>58040</text:p>
          </table:table-cell>
          <table:table-cell office:value-type="string" calcext:value-type="string">
            <text:p>Platform spik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1" calcext:value-type="float">
            <text:p>58041</text:p>
          </table:table-cell>
          <table:table-cell office:value-type="string" calcext:value-type="string">
            <text:p>Platform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2" calcext:value-type="float">
            <text:p>58042</text:p>
          </table:table-cell>
          <table:table-cell office:value-type="string" calcext:value-type="string">
            <text:p>Platform chipped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3" calcext:value-type="float">
            <text:p>58043</text:p>
          </table:table-cell>
          <table:table-cell office:value-type="string" calcext:value-type="string">
            <text:p>Wall platfor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4" calcext:value-type="float">
            <text:p>58044</text:p>
          </table:table-cell>
          <table:table-cell office:value-type="string" calcext:value-type="string">
            <text:p>Small platform spik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5" calcext:value-type="float">
            <text:p>58045</text:p>
          </table:table-cell>
          <table:table-cell office:value-type="string" calcext:value-type="string">
            <text:p>Platform piece 1x3 but with 1x1 floor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6" calcext:value-type="float">
            <text:p>58046</text:p>
          </table:table-cell>
          <table:table-cell office:value-type="string" calcext:value-type="string">
            <text:p>Walls 2x2 but with 1 wall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7" calcext:value-type="float">
            <text:p>58047</text:p>
          </table:table-cell>
          <table:table-cell office:value-type="string" calcext:value-type="string">
            <text:p>Walls 2x2 but with north-west corner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8" calcext:value-type="float">
            <text:p>58048</text:p>
          </table:table-cell>
          <table:table-cell office:value-type="string" calcext:value-type="string">
            <text:p>Large room corner south-ea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9" calcext:value-type="float">
            <text:p>58049</text:p>
          </table:table-cell>
          <table:table-cell office:value-type="string" calcext:value-type="string">
            <text:p>Large room corner south-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0" calcext:value-type="float">
            <text:p>58050</text:p>
          </table:table-cell>
          <table:table-cell office:value-type="string" calcext:value-type="string">
            <text:p>Large room corner north-west - 1 doorway north - 1 doorwest west - 1 doorway south - stairs - le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1" calcext:value-type="float">
            <text:p>58051</text:p>
          </table:table-cell>
          <table:table-cell office:value-type="string" calcext:value-type="string">
            <text:p>Dungeon entranc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2" calcext:value-type="float">
            <text:p>58052</text:p>
          </table:table-cell>
          <table:table-cell office:value-type="string" calcext:value-type="string">
            <text:p>Diagonal wall - ceiling - floor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3" calcext:value-type="float">
            <text:p>58053</text:p>
          </table:table-cell>
          <table:table-cell office:value-type="string" calcext:value-type="string">
            <text:p>Wall floor passage south-west - 1 doorway east - 2 doorways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4" calcext:value-type="float">
            <text:p>58054</text:p>
          </table:table-cell>
          <table:table-cell office:value-type="string" calcext:value-type="string">
            <text:p>External passage 1x2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5" calcext:value-type="float">
            <text:p>58055</text:p>
          </table:table-cell>
          <table:table-cell office:value-type="string" calcext:value-type="string">
            <text:p>Corner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Stairs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1" calcext:value-type="float">
            <text:p>59001</text:p>
          </table:table-cell>
          <table:table-cell office:value-type="string" calcext:value-type="string">
            <text:p>Stairs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2" calcext:value-type="float">
            <text:p>59002</text:p>
          </table:table-cell>
          <table:table-cell office:value-type="string" calcext:value-type="string">
            <text:p>Stairs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3" calcext:value-type="float">
            <text:p>59003</text:p>
          </table:table-cell>
          <table:table-cell office:value-type="string" calcext:value-type="string">
            <text:p>Stairs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4" calcext:value-type="float">
            <text:p>59004</text:p>
          </table:table-cell>
          <table:table-cell office:value-type="string" calcext:value-type="string">
            <text:p>Corner stairs west -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5" calcext:value-type="float">
            <text:p>59005</text:p>
          </table:table-cell>
          <table:table-cell office:value-type="string" calcext:value-type="string">
            <text:p>Corner stairs east -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6" calcext:value-type="float">
            <text:p>59006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7" calcext:value-type="float">
            <text:p>59007</text:p>
          </table:table-cell>
          <table:table-cell office:value-type="string" calcext:value-type="string">
            <text:p>Large stair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8" calcext:value-type="float">
            <text:p>59008</text:p>
          </table:table-cell>
          <table:table-cell office:value-type="string" calcext:value-type="string">
            <text:p>Small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9" calcext:value-type="float">
            <text:p>59009</text:p>
          </table:table-cell>
          <table:table-cell office:value-type="string" calcext:value-type="string">
            <text:p>Small ramp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0" calcext:value-type="float">
            <text:p>59010</text:p>
          </table:table-cell>
          <table:table-cell office:value-type="string" calcext:value-type="string">
            <text:p>Block stairs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1" calcext:value-type="float">
            <text:p>59011</text:p>
          </table:table-cell>
          <table:table-cell office:value-type="string" calcext:value-type="string">
            <text:p>Stairs south-north + passage +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2" calcext:value-type="float">
            <text:p>59012</text:p>
          </table:table-cell>
          <table:table-cell office:value-type="string" calcext:value-type="string">
            <text:p>Large stairs wid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3" calcext:value-type="float">
            <text:p>59013</text:p>
          </table:table-cell>
          <table:table-cell office:value-type="string" calcext:value-type="string">
            <text:p>Stairs north-south + passage +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4" calcext:value-type="float">
            <text:p>59014</text:p>
          </table:table-cell>
          <table:table-cell office:value-type="string" calcext:value-type="string">
            <text:p>Walls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5" calcext:value-type="float">
            <text:p>59015</text:p>
          </table:table-cell>
          <table:table-cell office:value-type="string" calcext:value-type="string">
            <text:p>Walls - floor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6" calcext:value-type="float">
            <text:p>59016</text:p>
          </table:table-cell>
          <table:table-cell office:value-type="string" calcext:value-type="string">
            <text:p>Ramped stairwe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7" calcext:value-type="float">
            <text:p>59017</text:p>
          </table:table-cell>
          <table:table-cell office:value-type="string" calcext:value-type="string">
            <text:p>Large stairs wid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string" calcext:value-type="string">
            <text:p>Cave pieces sma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60113" calcext:value-type="float">
            <text:p>60113</text:p>
          </table:table-cell>
          <table:table-cell office:value-type="string" calcext:value-type="string">
            <text:p>Cave pieces sma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string" calcext:value-type="string">
            <text:p>Cave room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60203" calcext:value-type="float">
            <text:p>60203</text:p>
          </table:table-cell>
          <table:table-cell office:value-type="string" calcext:value-type="string">
            <text:p>Cave room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1" calcext:value-type="float">
            <text:p>605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2" calcext:value-type="float">
            <text:p>605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4" calcext:value-type="float">
            <text:p>605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5" calcext:value-type="float">
            <text:p>605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6" calcext:value-type="float">
            <text:p>605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7" calcext:value-type="float">
            <text:p>605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8" calcext:value-type="float">
            <text:p>605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9" calcext:value-type="float">
            <text:p>605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510" calcext:value-type="float">
            <text:p>605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1" calcext:value-type="float">
            <text:p>605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2" calcext:value-type="float">
            <text:p>605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3" calcext:value-type="float">
            <text:p>605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4" calcext:value-type="float">
            <text:p>605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5" calcext:value-type="float">
            <text:p>605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6" calcext:value-type="float">
            <text:p>605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7" calcext:value-type="float">
            <text:p>605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8" calcext:value-type="float">
            <text:p>605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9" calcext:value-type="float">
            <text:p>605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20" calcext:value-type="float">
            <text:p>605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1" calcext:value-type="float">
            <text:p>606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2" calcext:value-type="float">
            <text:p>606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4" calcext:value-type="float">
            <text:p>606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5" calcext:value-type="float">
            <text:p>606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6" calcext:value-type="float">
            <text:p>606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0607" calcext:value-type="float">
            <text:p>606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9" calcext:value-type="float">
            <text:p>606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610" calcext:value-type="float">
            <text:p>606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2" calcext:value-type="float">
            <text:p>606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4" calcext:value-type="float">
            <text:p>606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5" calcext:value-type="float">
            <text:p>606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6" calcext:value-type="float">
            <text:p>606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20" calcext:value-type="float">
            <text:p>606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1" calcext:value-type="float">
            <text:p>607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4" calcext:value-type="float">
            <text:p>607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5" calcext:value-type="float">
            <text:p>607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6" calcext:value-type="float">
            <text:p>607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0707" calcext:value-type="float">
            <text:p>607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1" calcext:value-type="float">
            <text:p>607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2" calcext:value-type="float">
            <text:p>607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3" calcext:value-type="float">
            <text:p>607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4" calcext:value-type="float">
            <text:p>607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5" calcext:value-type="float">
            <text:p>607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6" calcext:value-type="float">
            <text:p>607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7" calcext:value-type="float">
            <text:p>607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8" calcext:value-type="float">
            <text:p>607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9" calcext:value-type="float">
            <text:p>607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20" calcext:value-type="float">
            <text:p>607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Cross-section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string" calcext:value-type="string">
            <text:p>Passage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string" calcext:value-type="string">
            <text:p>Curved 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5" calcext:value-type="float">
            <text:p>61005</text:p>
          </table:table-cell>
          <table:table-cell office:value-type="string" calcext:value-type="string">
            <text:p>Diagonal 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string" calcext:value-type="string">
            <text:p>Slight ramp 1x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Slight ramp 1x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Slight ramp 1x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9" calcext:value-type="float">
            <text:p>61009</text:p>
          </table:table-cell>
          <table:table-cell office:value-type="string" calcext:value-type="string">
            <text:p>Passage - 1 doorway 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string" calcext:value-type="string">
            <text:p>Small passage - 1 doorway 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1" calcext:value-type="float">
            <text:p>61011</text:p>
          </table:table-cell>
          <table:table-cell office:value-type="string" calcext:value-type="string">
            <text:p>Small passage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T-section - north - west -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Small dead-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4" calcext:value-type="float">
            <text:p>61014</text:p>
          </table:table-cell>
          <table:table-cell office:value-type="string" calcext:value-type="string">
            <text:p>Small passage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5" calcext:value-type="float">
            <text:p>61015</text:p>
          </table:table-cell>
          <table:table-cell office:value-type="string" calcext:value-type="string">
            <text:p>Ramp 1x3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Passage - pi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Stairs - north-south - gaps between walls / stair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8" calcext:value-type="float">
            <text:p>61018</text:p>
          </table:table-cell>
          <table:table-cell office:value-type="string" calcext:value-type="string">
            <text:p>Sloped stairs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Small passage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Small passage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Small passage west-east - 1 doorway north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2" calcext:value-type="float">
            <text:p>61022</text:p>
          </table:table-cell>
          <table:table-cell office:value-type="string" calcext:value-type="string">
            <text:p>Small passage north-south - 1 doorway north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3" calcext:value-type="float">
            <text:p>61023</text:p>
          </table:table-cell>
          <table:table-cell office:value-type="string" calcext:value-type="string">
            <text:p>Corner passage south-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Corner passage south-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5" calcext:value-type="float">
            <text:p>61025</text:p>
          </table:table-cell>
          <table:table-cell office:value-type="string" calcext:value-type="string">
            <text:p>Secret wall block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6" calcext:value-type="float">
            <text:p>61026</text:p>
          </table:table-cell>
          <table:table-cell office:value-type="string" calcext:value-type="string">
            <text:p>Lever base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8" calcext:value-type="float">
            <text:p>61028</text:p>
          </table:table-cell>
          <table:table-cell office:value-type="string" calcext:value-type="string">
            <text:p>Small leve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9" calcext:value-type="float">
            <text:p>61029</text:p>
          </table:table-cell>
          <table:table-cell office:value-type="string" calcext:value-type="string">
            <text:p>Passage window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Tall ramp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1" calcext:value-type="float">
            <text:p>61031</text:p>
          </table:table-cell>
          <table:table-cell office:value-type="string" calcext:value-type="string">
            <text:p>Ramp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Pulley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2" calcext:value-type="float">
            <text:p>620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3" calcext:value-type="float">
            <text:p>620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4" calcext:value-type="float">
            <text:p>620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5" calcext:value-type="float">
            <text:p>620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6" calcext:value-type="float">
            <text:p>620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9" calcext:value-type="float">
            <text:p>620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1" calcext:value-type="float">
            <text:p>620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2" calcext:value-type="float">
            <text:p>620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3" calcext:value-type="float">
            <text:p>620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5" calcext:value-type="float">
            <text:p>620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6" calcext:value-type="float">
            <text:p>620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7" calcext:value-type="float">
            <text:p>620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8" calcext:value-type="float">
            <text:p>620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9" calcext:value-type="float">
            <text:p>620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0" calcext:value-type="float">
            <text:p>620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2" calcext:value-type="float">
            <text:p>620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3" calcext:value-type="float">
            <text:p>620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4" calcext:value-type="float">
            <text:p>620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5" calcext:value-type="float">
            <text:p>620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7" calcext:value-type="float">
            <text:p>620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8" calcext:value-type="float">
            <text:p>62028</text:p>
          </table:table-cell>
          <table:table-cell office:value-type="string" calcext:value-type="string">
            <text:p>UNUSABL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9" calcext:value-type="float">
            <text:p>620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30" calcext:value-type="float">
            <text:p>620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31" calcext:value-type="float">
            <text:p>620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1" calcext:value-type="float">
            <text:p>621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2" calcext:value-type="float">
            <text:p>621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3" calcext:value-type="float">
            <text:p>621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4" calcext:value-type="float">
            <text:p>621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6" calcext:value-type="float">
            <text:p>621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7" calcext:value-type="float">
            <text:p>621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8" calcext:value-type="float">
            <text:p>621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9" calcext:value-type="float">
            <text:p>621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2" calcext:value-type="float">
            <text:p>621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7" calcext:value-type="float">
            <text:p>621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8" calcext:value-type="float">
            <text:p>621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9" calcext:value-type="float">
            <text:p>621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0" calcext:value-type="float">
            <text:p>621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1" calcext:value-type="float">
            <text:p>621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2" calcext:value-type="float">
            <text:p>621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3" calcext:value-type="float">
            <text:p>621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6" calcext:value-type="float">
            <text:p>621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7" calcext:value-type="float">
            <text:p>621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Room - 1 doorway nor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9" calcext:value-type="float">
            <text:p>621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30" calcext:value-type="float">
            <text:p>621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1" calcext:value-type="float">
            <text:p>622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3" calcext:value-type="float">
            <text:p>622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4" calcext:value-type="float">
            <text:p>622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7" calcext:value-type="float">
            <text:p>622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0" calcext:value-type="float">
            <text:p>622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5" calcext:value-type="float">
            <text:p>622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7" calcext:value-type="float">
            <text:p>622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8" calcext:value-type="float">
            <text:p>622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1" calcext:value-type="float">
            <text:p>622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2" calcext:value-type="float">
            <text:p>622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4" calcext:value-type="float">
            <text:p>622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7" calcext:value-type="float">
            <text:p>622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8" calcext:value-type="float">
            <text:p>62228</text:p>
          </table:table-cell>
          <table:table-cell office:value-type="string" calcext:value-type="string">
            <text:p>Room - 1 doorway nor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9" calcext:value-type="float">
            <text:p>622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30" calcext:value-type="float">
            <text:p>622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1" calcext:value-type="float">
            <text:p>623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2" calcext:value-type="float">
            <text:p>623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3" calcext:value-type="float">
            <text:p>623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4" calcext:value-type="float">
            <text:p>623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5" calcext:value-type="float">
            <text:p>623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6" calcext:value-type="float">
            <text:p>623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7" calcext:value-type="float">
            <text:p>623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8" calcext:value-type="float">
            <text:p>623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9" calcext:value-type="float">
            <text:p>623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10" calcext:value-type="float">
            <text:p>62310</text:p>
          </table:table-cell>
          <table:table-cell office:value-type="string" calcext:value-type="string">
            <text:p>Archway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Archway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string" calcext:value-type="string">
            <text:p>Archway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Archway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Tall pillar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7" calcext:value-type="float">
            <text:p>62317</text:p>
          </table:table-cell>
          <table:table-cell office:value-type="string" calcext:value-type="string">
            <text:p>Archway gree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18" calcext:value-type="float">
            <text:p>62318</text:p>
          </table:table-cell>
          <table:table-cell office:value-type="string" calcext:value-type="string">
            <text:p>Diagonal support beam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19" calcext:value-type="float">
            <text:p>62319</text:p>
          </table:table-cell>
          <table:table-cell office:value-type="string" calcext:value-type="string">
            <text:p>Support beam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0" calcext:value-type="float">
            <text:p>62320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string" calcext:value-type="string">
            <text:p>Support beam wid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2" calcext:value-type="float">
            <text:p>62322</text:p>
          </table:table-cell>
          <table:table-cell office:value-type="string" calcext:value-type="string">
            <text:p>Stone platform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3" calcext:value-type="float">
            <text:p>62323</text:p>
          </table:table-cell>
          <table:table-cell office:value-type="string" calcext:value-type="string">
            <text:p>Statue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string" calcext:value-type="string">
            <text:p>Statue 1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5" calcext:value-type="float">
            <text:p>62325</text:p>
          </table:table-cell>
          <table:table-cell office:value-type="string" calcext:value-type="string">
            <text:p>Statue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Statue 2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7" calcext:value-type="float">
            <text:p>62327</text:p>
          </table:table-cell>
          <table:table-cell office:value-type="string" calcext:value-type="string">
            <text:p>Statue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8" calcext:value-type="float">
            <text:p>62328</text:p>
          </table:table-cell>
          <table:table-cell office:value-type="string" calcext:value-type="string">
            <text:p>Statue 3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9" calcext:value-type="float">
            <text:p>62329</text:p>
          </table:table-cell>
          <table:table-cell office:value-type="string" calcext:value-type="string">
            <text:p>Statue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Statue 4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1" calcext:value-type="float">
            <text:p>624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2" calcext:value-type="float">
            <text:p>624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3" calcext:value-type="float">
            <text:p>624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4" calcext:value-type="float">
            <text:p>624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5" calcext:value-type="float">
            <text:p>624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6" calcext:value-type="float">
            <text:p>624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7" calcext:value-type="float">
            <text:p>624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8" calcext:value-type="float">
            <text:p>624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9" calcext:value-type="float">
            <text:p>624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1" calcext:value-type="float">
            <text:p>625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2" calcext:value-type="float">
            <text:p>625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3" calcext:value-type="float">
            <text:p>625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4" calcext:value-type="float">
            <text:p>625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5" calcext:value-type="float">
            <text:p>625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6" calcext:value-type="float">
            <text:p>625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7" calcext:value-type="float">
            <text:p>625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8" calcext:value-type="float">
            <text:p>625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9" calcext:value-type="float">
            <text:p>625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 table:number-rows-repeated="104779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People Fla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TextureArchive</text:p>
          </table:table-cell>
          <table:table-cell table:style-name="ce4" office:value-type="string" calcext:value-type="string">
            <text:p>TextureRecord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edra 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edra 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edra 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edra 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edra 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edra 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edra 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edra 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edra 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edra 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edra 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edra 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edra 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edra 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edra 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aedra 1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y (standing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ve and bow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ve and bow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ve and bow 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B NOP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ack haired butt rubber with sta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rcer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loating book read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cking ball chick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edra summone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cksmit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ooded nope with swor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ded nope with halber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ay (standing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ng of Worm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oded bow and wave 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oded bow and wave 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itch kneeling shock effec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ch standing - staff shock effec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tch shapeshif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oded bow and wave nake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tch guardian with halber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dy in r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ge lady - blue cone ha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ping noble - yellow shir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 noble chuckl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ise (kneeling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pe robe staff bear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pe robe pony tai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il bikini hammer pant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w and wave pony tai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w and wave hood boob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w and wave hood bikin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p own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vern owner 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vern owner 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vern owner 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d bo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ester 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ster 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ble lady 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ble lady 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r maid 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r maid 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tting drunk fac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itting drunk facing awa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ble m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neeling m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older of loot b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rince Lhotu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rader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lack dude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eggar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onk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ibrari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n in red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ne eyed man with bowl and peg leg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are chest sad beggar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n in rags lying dow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ellooooo nurse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mazon lady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rrrrrrrr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nake charme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id girl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an with broom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n with staff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ard nipple robe staff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Kid squire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id sword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irate lady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ippie with cane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londe lady - blue dress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uggling jest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eia playing flute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roubadour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ambourine boy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haker thing lad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ooded man 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ooded man 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ald chippendal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abi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lacksmit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ght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night 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nk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lt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dvisor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t bastar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ortwog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zard lad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rib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blelad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stitute 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stitute 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ostitute 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ostitute 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ostitute 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ostitute 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stitute 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stitute 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ostitute 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id bo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mmoner redguar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Warrior redguard lad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andalf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oman loincloth staff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Woman long skirt staff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oor woman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lave / prisoner shackle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ady strapless top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n on horse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nk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lt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ng waving swor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een waving swor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dvisor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t bastar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p own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d noble bo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d noble gir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ster staff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ester knapsac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itting beggar facing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itting beggar facing awa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neeling m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older of loot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rince Lhotu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eggar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nk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ibrari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ommon lad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e eye man with bowl and peg leg - ball n chai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itting arechest bald sad man - ball n chai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an lying down - ball n chai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llooooo nurse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ikini loincloth lad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rrrrr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nake charm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itting kid girl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n with broom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n with staff and scroll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ipple robe staff lady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oy squire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oy with sword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irate lady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n with cane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londe blue dress lady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uggling jest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lute lady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roubadour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ambourine bo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astanets girl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ooded man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hippendal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abi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lacksmith 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lacksmith 2</text:p>
          </table:table-cell>
        </table:table-row>
      </table:table>
      <table:named-expressions/>
      <table:database-ranges>
        <table:database-range table:name="__Anonymous_Sheet_DB__0" table:target-range-address="Models.A1:Models.G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9:17:57.607000000</meta:creation-date>
    <dc:date>2019-11-29T22:02:54.654000000</dc:date>
    <meta:editing-duration>PT7M39S</meta:editing-duration>
    <meta:editing-cycles>2</meta:editing-cycles>
    <meta:generator>LibreOffice/6.1.2.1$Windows_X86_64 LibreOffice_project/65905a128db06ba48db947242809d14d3f9a93fe</meta:generator>
    <meta:document-statistic meta:table-count="2" meta:cell-count="2921" meta:object-count="0"/>
  </office:meta>
</office:document-meta>
</file>